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Abyssinica SIL" svg:font-family="'Abyssinica SIL'" style:font-pitch="variable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4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15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83280" officeooo:paragraph-rsid="00183280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7e4f5" officeooo:paragraph-rsid="0027e4f5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6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7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8" style:family="paragraph" style:parent-style-name="Text_20_body_20__28_user_29_">
      <style:paragraph-properties fo:text-align="justify" style:justify-single-word="false"/>
      <style:text-properties style:font-name="arial" fo:font-size="11pt" officeooo:rsid="002ad9c4" officeooo:paragraph-rsid="0018f5ef" style:font-size-asian="11pt" style:font-size-complex="11pt"/>
    </style:style>
    <style:style style:name="P29" style:family="paragraph" style:parent-style-name="Text_20_body_20__28_user_29_">
      <style:paragraph-properties fo:text-align="justify" style:justify-single-word="false"/>
      <style:text-properties style:font-name="arial"/>
    </style:style>
    <style:style style:name="P30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83280" officeooo:paragraph-rsid="00183280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1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2" style:family="paragraph" style:parent-style-name="Heading_20_1">
      <style:text-properties style:font-name="arial" officeooo:paragraph-rsid="002fa5f8"/>
    </style:style>
    <style:style style:name="P33" style:family="paragraph" style:parent-style-name="Heading_20_1">
      <style:text-properties style:font-name="arial" officeooo:rsid="0018f5ef" officeooo:paragraph-rsid="0018f5ef" style:font-name-complex="arial"/>
    </style:style>
    <style:style style:name="P3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Text_20_body_20__28_user_29_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7" style:family="paragraph" style:parent-style-name="Text_20_body_20__28_user_29_" style:list-style-name="L1">
      <style:paragraph-properties fo:text-align="justify" style:justify-single-word="false"/>
      <style:text-properties style:use-window-font-color="true" style:font-name="arial" fo:font-size="11pt" fo:language="es" fo:country="ES" officeooo:rsid="002ad9c4" officeooo:paragraph-rsid="002fa5f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38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rsid="002ad9c4" officeooo:paragraph-rsid="002fa5f8" style:font-size-asian="11pt" style:font-size-complex="11pt"/>
    </style:style>
    <style:style style:name="P39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1fd0ab" officeooo:paragraph-rsid="001fd0ab" style:font-size-asian="11pt" style:font-name-complex="arial" style:font-size-complex="11pt"/>
    </style:style>
    <style:style style:name="P40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fd0ab" style:font-size-asian="11pt" style:font-name-complex="arial" style:font-size-complex="11pt"/>
    </style:style>
    <style:style style:name="P41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2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3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4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5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6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7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8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49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0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1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2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3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4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5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6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7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8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9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60" style:family="paragraph" style:parent-style-name="Text_20_body_20__28_user_29_" style:list-style-name="L2">
      <style:paragraph-properties fo:text-align="justify" style:justify-single-word="false"/>
      <style:text-properties style:font-name="arial" officeooo:paragraph-rsid="001fd0ab"/>
    </style:style>
    <style:style style:name="P61" style:family="paragraph" style:parent-style-name="Text_20_body_20__28_user_29_" style:list-style-name="L2">
      <style:paragraph-properties fo:text-align="justify" style:justify-single-word="false"/>
      <style:text-properties style:font-name="arial" fo:font-weight="normal" officeooo:rsid="002ad9c4" officeooo:paragraph-rsid="002ad9c4" style:font-weight-asian="normal" style:font-weight-complex="normal"/>
    </style:style>
    <style:style style:name="P6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officeooo:rsid="002fddbc" officeooo:paragraph-rsid="002fddbc" style:font-name-complex="arial"/>
    </style:style>
    <style:style style:name="P63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fo:language="pt" fo:country="BR" style:font-name-complex="arial"/>
    </style:style>
    <style:style style:name="P64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fo:font-size="10pt" fo:language="pt" fo:country="PT" officeooo:rsid="002fddbc" officeooo:paragraph-rsid="002fdd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language="es" fo:country="ES" style:text-underline-style="none" style:language-complex="hi" style:country-complex="IN"/>
    </style:style>
    <style:style style:name="T5" style:family="text">
      <style:text-properties style:use-window-font-color="true" style:font-name="arial" fo:language="es" fo:country="ES" style:text-underline-style="none" fo:font-weight="bold" style:font-weight-asian="bold" style:language-complex="hi" style:country-complex="IN" style:font-weight-complex="bold"/>
    </style:style>
    <style:style style:name="T6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fo:font-size="11pt" fo:language="es" fo:country="ES" officeooo:rsid="0018f5e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fo:font-size="11pt" fo:language="es" fo:country="ES" officeooo:rsid="0027e4f5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fo:font-size="11pt" fo:language="es" fo:country="ES" fo:font-weight="bold" officeooo:rsid="0027e4f5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0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fo:font-size="12pt" fo:language="pt" fo:country="PT" fo:font-weight="bold" officeooo:rsid="0018328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2" style:family="text">
      <style:text-properties style:use-window-font-color="true" fo:font-size="12pt" fo:language="pt" fo:country="PT" fo:font-weight="bold" officeooo:rsid="0027e4f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3" style:family="text">
      <style:text-properties style:use-window-font-color="true" fo:font-size="14pt" fo:language="es" fo:country="ES" fo:font-weight="bold" officeooo:rsid="002ad9c4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14" style:family="text">
      <style:text-properties style:font-name="arial"/>
    </style:style>
    <style:style style:name="T15" style:family="text">
      <style:text-properties style:font-name="arial" fo:font-size="8pt" style:font-size-asian="8pt" style:font-name-complex="arial" style:font-size-complex="8pt"/>
    </style:style>
    <style:style style:name="T16" style:family="text">
      <style:text-properties fo:font-size="11pt" style:font-size-asian="11pt" style:font-name-complex="arial" style:font-size-complex="11pt"/>
    </style:style>
    <style:style style:name="T17" style:family="text">
      <style:text-properties fo:font-size="11pt" officeooo:rsid="0018f5ef" style:font-size-asian="11pt" style:font-name-complex="arial" style:font-size-complex="11pt"/>
    </style:style>
    <style:style style:name="T18" style:family="text">
      <style:text-properties fo:font-size="11pt" officeooo:rsid="001fd0ab" style:font-size-asian="11pt" style:font-name-complex="arial" style:font-size-complex="11pt"/>
    </style:style>
    <style:style style:name="T19" style:family="text">
      <style:text-properties officeooo:rsid="00183280"/>
    </style:style>
    <style:style style:name="T20" style:family="text">
      <style:text-properties officeooo:rsid="0018f5e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fddbc" style:font-weight-asian="bold" style:font-weight-complex="bold"/>
    </style:style>
    <style:style style:name="T23" style:family="text">
      <style:text-properties officeooo:rsid="002593f2"/>
    </style:style>
    <style:style style:name="T24" style:family="text">
      <style:text-properties officeooo:rsid="0027e4f5"/>
    </style:style>
    <style:style style:name="T25" style:family="text">
      <style:text-properties officeooo:rsid="002ad9c4"/>
    </style:style>
    <style:style style:name="T26" style:family="text">
      <style:text-properties officeooo:rsid="002fddbc"/>
    </style:style>
    <style:style style:name="T27" style:family="text">
      <style:text-properties officeooo:rsid="0031b6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4">Identificación del documento</text:p>
            </table:table-cell>
            <table:table-cell table:style-name="Tabla1.B2" table:number-columns-spanned="5" office:value-type="string">
              <text:p text:style-name="P16"><text:span text:style-name="T11">PL</text:span><text:span text:style-name="T10">-00</text:span><text:span text:style-name="T11">0</text:span><text:span text:style-name="T10">_DOC_</text:span><text:span text:style-name="T11">GENERAL_</text:span><text:span text:style-name="T12">VERSIONE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4">Título del documento</text:p>
            </table:table-cell>
            <table:table-cell table:style-name="Tabla1.B3" table:number-columns-spanned="5" office:value-type="string">
              <text:p text:style-name="P18">Documento<text:span text:style-name="T19"> de planificación </text:span><text:span text:style-name="T24">de versione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4">Proyecto</text:p>
          </table:table-cell>
          <table:table-cell table:style-name="Tabla1.B4" table:number-columns-spanned="5" office:value-type="string">
            <text:p text:style-name="P1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Gerente</text:p>
          </table:table-cell>
          <table:table-cell table:style-name="Tabla1.B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Área demandante</text:p>
          </table:table-cell>
          <table:table-cell table:style-name="Tabla1.B6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Director</text:p>
          </table:table-cell>
          <table:table-cell table:style-name="Tabla1.B7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4">Responsables</text:p>
          </table:table-cell>
          <table:table-cell table:style-name="Tabla1.A2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5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4">Control de versionado</text:p>
            <text:p text:style-name="P15"/>
          </table:table-cell>
          <table:table-cell table:style-name="Tabla1.A2" office:value-type="string">
            <text:p text:style-name="P23">Versión</text:p>
          </table:table-cell>
          <table:table-cell table:style-name="Tabla1.A2" office:value-type="string">
            <text:p text:style-name="P23">Fecha</text:p>
          </table:table-cell>
          <table:table-cell table:style-name="Tabla1.A2" table:number-columns-spanned="2" office:value-type="string">
            <text:p text:style-name="P23">Autor</text:p>
          </table:table-cell>
          <table:covered-table-cell/>
          <table:table-cell table:style-name="Tabla1.E8" office:value-type="string">
            <text:p text:style-name="P2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0">1.0.<text:span text:style-name="T23">0</text:span></text:p>
          </table:table-cell>
          <table:table-cell table:style-name="Tabla1.C11" office:value-type="string">
            <text:p text:style-name="P20"><text:span text:style-name="T19">1</text:span><text:span text:style-name="T24">6</text:span>/<text:span text:style-name="T19">10</text:span>/202<text:span text:style-name="T19">5</text:span></text:p>
          </table:table-cell>
          <table:table-cell table:style-name="Tabla1.D11" table:number-columns-spanned="2" office:value-type="string">
            <text:p text:style-name="P22">Federico Martín Lara</text:p>
          </table:table-cell>
          <table:covered-table-cell/>
          <table:table-cell table:style-name="Tabla1.F11" office:value-type="string">
            <text:p text:style-name="P24">Versión inicial</text:p>
          </table:table-cell>
        </table:table-row>
        <table:table-row table:style-name="Tabla1.10">
          <table:table-cell table:style-name="Tabla1.A4" office:value-type="string">
            <text:p text:style-name="Standard"/>
          </table:table-cell>
          <table:table-cell table:style-name="Tabla1.B12" office:value-type="string">
            <text:p text:style-name="P62">1.0.1</text:p>
          </table:table-cell>
          <table:table-cell table:style-name="Tabla1.C12" office:value-type="string">
            <text:p text:style-name="P62">17/10/2025</text:p>
          </table:table-cell>
          <table:table-cell table:style-name="Tabla1.D12" table:number-columns-spanned="2" office:value-type="string">
            <text:p text:style-name="P64">Federico Martín Lara</text:p>
          </table:table-cell>
          <table:covered-table-cell/>
          <table:table-cell table:style-name="Tabla1.F12" office:value-type="string">
            <text:p text:style-name="P63">- <text:span text:style-name="T27">Se añade ubicación e instrucciones para los entregables</text:span></text:p>
          </table:table-cell>
        </table:table-row>
      </table:table>
      <text:p text:style-name="P6"/>
      <text:p text:style-name="P6"/>
      <text:p text:style-name="P6"/>
      <text:p text:style-name="P13"/>
      <text:p text:style-name="P2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14">Introducción<text:tab/>3</text:span></text:a></text:p>
          <text:p text:style-name="P11"><text:a xlink:type="simple" xlink:href="#__RefHeading___Toc15_1298068373" text:style-name="Index_20_Link" text:visited-style-name="Index_20_Link"><text:span text:style-name="T14">Documentos de referencia<text:tab/>3</text:span></text:a></text:p>
          <text:p text:style-name="P11"><text:a xlink:type="simple" xlink:href="#__RefHeading___Toc488_3191817421" text:style-name="Index_20_Link" text:visited-style-name="Index_20_Link"><text:span text:style-name="T14">Instrucciones a realizar en cada entrega<text:tab/>3</text:span></text:a></text:p>
          <text:p text:style-name="P11"><text:a xlink:type="simple" xlink:href="#__RefHeading___Toc17_4290312538" text:style-name="Index_20_Link" text:visited-style-name="Index_20_Link"><text:span text:style-name="T14">Plan de versionado<text:tab/>3</text:span></text:a></text:p>
          <text:p text:style-name="P12"><text:a xlink:type="simple" xlink:href="#__RefHeading___Toc30_1949388338" text:style-name="Index_20_Link" text:visited-style-name="Index_20_Link"><text:span text:style-name="T14">1 . Persistencia con JPA/Hibernate<text:tab/>3</text:span></text:a></text:p>
          <text:p text:style-name="P12"><text:a xlink:type="simple" xlink:href="#__RefHeading___Toc32_1949388338" text:style-name="Index_20_Link" text:visited-style-name="Index_20_Link"><text:span text:style-name="T14">2 . Seguridad con Keycloak<text:tab/>3</text:span></text:a></text:p>
          <text:p text:style-name="P12"><text:a xlink:type="simple" xlink:href="#__RefHeading___Toc34_1949388338" text:style-name="Index_20_Link" text:visited-style-name="Index_20_Link"><text:span text:style-name="T14">3 . Mensajería con JMS<text:tab/>4</text:span></text:a></text:p>
          <text:p text:style-name="P12"><text:a xlink:type="simple" xlink:href="#__RefHeading___Toc36_1949388338" text:style-name="Index_20_Link" text:visited-style-name="Index_20_Link"><text:span text:style-name="T14">4 . Caché distribuido con Infinispan<text:tab/>4</text:span></text:a></text:p>
          <text:p text:style-name="P12"><text:a xlink:type="simple" xlink:href="#__RefHeading___Toc38_1949388338" text:style-name="Index_20_Link" text:visited-style-name="Index_20_Link"><text:span text:style-name="T14">5 . WebSockets<text:tab/>4</text:span></text:a></text:p>
          <text:p text:style-name="P12"><text:a xlink:type="simple" xlink:href="#__RefHeading___Toc40_1949388338" text:style-name="Index_20_Link" text:visited-style-name="Index_20_Link"><text:span text:style-name="T14">6 . Batch processing<text:tab/>4</text:span></text:a></text:p>
          <text:p text:style-name="P12"><text:a xlink:type="simple" xlink:href="#__RefHeading___Toc42_1949388338" text:style-name="Index_20_Link" text:visited-style-name="Index_20_Link"><text:span text:style-name="T14">7 . Monitoreo y Métricas<text:tab/>5</text:span></text:a></text:p>
        </text:index-body>
      </text:table-of-content>
      <text:p text:style-name="P27"/>
      <text:p text:style-name="P8"/>
      <text:h text:style-name="P34" text:outline-level="1"><text:bookmark-start text:name="__RefHeading___Toc30671059"/>Introducción<text:bookmark-end text:name="__RefHeading___Toc30671059"/></text:h>
      <text:p text:style-name="P9">Se recomienda leer en primer lugar este documento, que sirve como guía de la documentación aportada.</text:p>
      <text:p text:style-name="P10"><text:span text:style-name="T16">El presente </text:span><text:span text:style-name="T6">documento</text:span><text:span text:style-name="T16"> define una </text:span><text:span text:style-name="T7">planificación</text:span><text:span text:style-name="T16"> general</text:span><text:span text:style-name="T6"> </text:span><text:span text:style-name="T8">de despliegue versionado </text:span><text:span text:style-name="T7">para el proyecto</text:span><text:span text:style-name="T6">.</text:span></text:p>
      <text:h text:style-name="P31" text:outline-level="1"><text:bookmark-start text:name="__RefHeading___Toc15_1298068373"/>Documentos de referencia<text:bookmark-end text:name="__RefHeading___Toc15_1298068373"/></text:h>
      <text:p text:style-name="P36"/>
      <text:h text:style-name="P32" text:outline-level="1"><text:bookmark-start text:name="__RefHeading___Toc488_3191817421"/><text:span text:style-name="T25">Instrucciones a realizar </text:span><text:span text:style-name="T13">en</text:span><text:span text:style-name="T25"> cada entrega</text:span><text:bookmark-end text:name="__RefHeading___Toc488_3191817421"/></text:h>
      <text:list xml:id="list1219793977" text:style-name="L1">
        <text:list-item>
          <text:p text:style-name="P38">Toda la documentación generada deberá ser expuesta en un formato no modificable. <text:span text:style-name="T26">Se ubicará en la carpeta </text:span><text:span text:style-name="T22">05_ENTREGABLES</text:span><text:span text:style-name="T26">, en una subcarpeta con el número de versión y en su correspondiente jerarquía.</text:span></text:p>
        </text:list-item>
        <text:list-item>
          <text:p text:style-name="P38">Se creará en el repositorio una rama correspondiente a la versión, que deberá empezar con el prefijo <text:span text:style-name="T21">RELEASE</text:span>. Será una rama de <text:span text:style-name="T21">release</text:span>, se generará a partir de la rama de <text:span text:style-name="T21">develop</text:span>.</text:p>
        </text:list-item>
        <text:list-item>
          <text:p text:style-name="P38">La rama de <text:span text:style-name="T21">release</text:span> se integrará en la rama principal o <text:span text:style-name="T21">máster</text:span>.</text:p>
        </text:list-item>
        <text:list-item>
          <text:p text:style-name="P38">Una vez hecha la integración, la rama release deberá borrarse.</text:p>
        </text:list-item>
        <text:list-item>
          <text:p text:style-name="P38">Se hará una etiqueta en la rama <text:span text:style-name="T21">máster</text:span> con el <text:span text:style-name="T21">número de versión</text:span>.</text:p>
        </text:list-item>
        <text:list-item>
          <text:p text:style-name="P37"><text:span text:style-name="Internet_20_link"><text:span text:style-name="T4">Se hará una integración de la rama </text:span></text:span><text:span text:style-name="Internet_20_link"><text:span text:style-name="T5">máster</text:span></text:span><text:span text:style-name="Internet_20_link"><text:span text:style-name="T4"> a la rama </text:span></text:span><text:span text:style-name="Internet_20_link"><text:span text:style-name="T5">develop</text:span></text:span><text:span text:style-name="Internet_20_link"><text:span text:style-name="T4"> para continuar con el ciclo.</text:span></text:span></text:p>
        </text:list-item>
      </text:list>
      <text:h text:style-name="P33" text:outline-level="1"><text:bookmark-start text:name="__RefHeading___Toc17_4290312538"/>Plan de <text:span text:style-name="T24">versionado</text:span><text:bookmark-end text:name="__RefHeading___Toc17_4290312538"/></text:h>
      <text:p text:style-name="P29"><text:span text:style-name="T16">Se enumeran a continuación los </text:span><text:span text:style-name="T17">distintos puntos </text:span><text:span text:style-name="T8">y en qué versión está programada su publicación. Los puntos donde no esté establecida la versión quedan pendientes.</text:span></text:p>
      <text:h text:style-name="P35" text:outline-level="2"><text:bookmark-start text:name="__RefHeading___Toc30_1949388338"/>. <text:span text:style-name="T20">Persistencia con JPA/Hibernate</text:span><text:bookmark-end text:name="__RefHeading___Toc30_1949388338"/></text:h>
      <text:list xml:id="list691527093" text:style-name="L2">
        <text:list-item>
          <text:p text:style-name="P60"><text:span text:style-name="T8">Versión</text:span><text:span text:style-name="T18">: </text:span><text:span text:style-name="T9">2.0.1</text:span></text:p>
        </text:list-item>
        <text:list-item>
          <text:p text:style-name="P61"><text:span text:style-name="T8">F</text:span><text:span text:style-name="T6">echa de entrega:</text:span></text:p>
        </text:list-item>
        <text:list-item>
          <text:p text:style-name="P39">Funcionalidades:</text:p>
          <text:list>
            <text:list-item>
              <text:p text:style-name="P40">Conexión a base de datos</text:p>
            </text:list-item>
            <text:list-item>
              <text:p text:style-name="P41">Entidades JPA</text:p>
            </text:list-item>
            <text:list-item>
              <text:p text:style-name="P41">Repositorios con Panache </text:p>
            </text:list-item>
          </text:list>
        </text:list-item>
      </text:list>
      <text:h text:style-name="P35" text:outline-level="2"><text:bookmark-start text:name="__RefHeading___Toc32_1949388338"/>. <text:span text:style-name="T20">Seguridad con Keycloak</text:span><text:bookmark-end text:name="__RefHeading___Toc32_1949388338"/></text:h>
      <text:list xml:id="list4130611076" text:style-name="L3">
        <text:list-item>
          <text:p text:style-name="P48">Versión:</text:p>
        </text:list-item>
        <text:list-item>
          <text:p text:style-name="P54">Fecha de entrega:</text:p>
        </text:list-item>
        <text:list-item>
          <text:p text:style-name="P48"><text:soft-page-break/>Funcionalidades:</text:p>
          <text:list>
            <text:list-item>
              <text:p text:style-name="P48">Autenticación OAuth2</text:p>
            </text:list-item>
            <text:list-item>
              <text:p text:style-name="P42">Roles y permisos</text:p>
            </text:list-item>
            <text:list-item>
              <text:p text:style-name="P42">SSO (Single Sign-On) </text:p>
            </text:list-item>
          </text:list>
        </text:list-item>
      </text:list>
      <text:h text:style-name="P35" text:outline-level="2"><text:bookmark-start text:name="__RefHeading___Toc34_1949388338"/>. <text:span text:style-name="T20">Mensajería con JMS</text:span><text:bookmark-end text:name="__RefHeading___Toc34_1949388338"/></text:h>
      <text:list xml:id="list2475598595" text:style-name="L4">
        <text:list-item>
          <text:p text:style-name="P49">Versión:</text:p>
        </text:list-item>
        <text:list-item>
          <text:p text:style-name="P55">Fecha de entrega:</text:p>
        </text:list-item>
        <text:list-item>
          <text:p text:style-name="P49">Funcionalidades:</text:p>
          <text:list>
            <text:list-item>
              <text:p text:style-name="P43">Colas y Topics</text:p>
            </text:list-item>
            <text:list-item>
              <text:p text:style-name="P43">Mensajes asíncronos</text:p>
            </text:list-item>
            <text:list-item>
              <text:p text:style-name="P43">Integración con MDB </text:p>
            </text:list-item>
          </text:list>
        </text:list-item>
      </text:list>
      <text:h text:style-name="P35" text:outline-level="2"><text:bookmark-start text:name="__RefHeading___Toc36_1949388338"/>. <text:span text:style-name="T20">Caché distribuido con Infinispan</text:span><text:bookmark-end text:name="__RefHeading___Toc36_1949388338"/></text:h>
      <text:list xml:id="list2604726864" text:style-name="L5">
        <text:list-item>
          <text:p text:style-name="P50">Versión:</text:p>
        </text:list-item>
        <text:list-item>
          <text:p text:style-name="P56">Fecha de entrega:</text:p>
        </text:list-item>
        <text:list-item>
          <text:p text:style-name="P50">Funcionalidades:</text:p>
          <text:list>
            <text:list-item>
              <text:p text:style-name="P44">Cache de segundo nivel</text:p>
            </text:list-item>
            <text:list-item>
              <text:p text:style-name="P44">Sesiones distribuidas</text:p>
            </text:list-item>
            <text:list-item>
              <text:p text:style-name="P44">Datos en cluster </text:p>
            </text:list-item>
          </text:list>
        </text:list-item>
      </text:list>
      <text:h text:style-name="P35" text:outline-level="2"><text:bookmark-start text:name="__RefHeading___Toc38_1949388338"/>. <text:span text:style-name="T20">WebSockets</text:span><text:bookmark-end text:name="__RefHeading___Toc38_1949388338"/></text:h>
      <text:list xml:id="list2105126482" text:style-name="L6">
        <text:list-item>
          <text:p text:style-name="P51">Versión:</text:p>
        </text:list-item>
        <text:list-item>
          <text:p text:style-name="P57">Fecha de entrega:</text:p>
        </text:list-item>
        <text:list-item>
          <text:p text:style-name="P51">Funcionalidades:</text:p>
          <text:list>
            <text:list-item>
              <text:p text:style-name="P45">Comunicación bidireccional</text:p>
            </text:list-item>
            <text:list-item>
              <text:p text:style-name="P45">Aplicaciones en tiempo real</text:p>
            </text:list-item>
            <text:list-item>
              <text:p text:style-name="P45">Notificaciones push </text:p>
            </text:list-item>
          </text:list>
        </text:list-item>
      </text:list>
      <text:h text:style-name="P35" text:outline-level="2"><text:bookmark-start text:name="__RefHeading___Toc40_1949388338"/>. <text:span text:style-name="T20">Batch processing</text:span><text:bookmark-end text:name="__RefHeading___Toc40_1949388338"/></text:h>
      <text:list xml:id="list1473209777" text:style-name="L7">
        <text:list-item>
          <text:p text:style-name="P52">Versión:</text:p>
        </text:list-item>
        <text:list-item>
          <text:p text:style-name="P58">Fecha de entrega:</text:p>
        </text:list-item>
        <text:list-item>
          <text:p text:style-name="P52">Funcionalidades:</text:p>
          <text:list>
            <text:list-item>
              <text:p text:style-name="P46">Jobs programados</text:p>
            </text:list-item>
            <text:list-item>
              <text:p text:style-name="P46"><text:soft-page-break/>Procesamiento asíncrono</text:p>
            </text:list-item>
            <text:list-item>
              <text:p text:style-name="P46">JBatch </text:p>
            </text:list-item>
          </text:list>
        </text:list-item>
      </text:list>
      <text:h text:style-name="P35" text:outline-level="2"><text:bookmark-start text:name="__RefHeading___Toc42_1949388338"/>. <text:span text:style-name="T20">Monitoreo y Métricas</text:span><text:bookmark-end text:name="__RefHeading___Toc42_1949388338"/></text:h>
      <text:list xml:id="list3329577735" text:style-name="L8">
        <text:list-item>
          <text:p text:style-name="P53">Versión:</text:p>
        </text:list-item>
        <text:list-item>
          <text:p text:style-name="P59">Fecha de entrega:</text:p>
        </text:list-item>
        <text:list-item>
          <text:p text:style-name="P53">Funcionalidades:</text:p>
          <text:list>
            <text:list-item>
              <text:p text:style-name="P47">Endpoints de health check</text:p>
            </text:list-item>
            <text:list-item>
              <text:p text:style-name="P47">Métricas de performance</text:p>
            </text:list-item>
            <text:list-item>
              <text:p text:style-name="P47">Integración con Prometheus</text:p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Abyssinica SIL" svg:font-family="'Abyssinica SIL'" style:font-pitch="variable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1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use-window-font-color="true" style:font-name="Symbol1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1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1" fo:font-family="Symbol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use-window-font-color="true" style:font-name="OpenSymbol1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1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1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1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1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1pt" fo:background-color="#c0c0c0" style:font-size-asian="11pt" style:font-name-complex="OpenSymbol2" style:font-family-complex="OpenSymbol, 'Arial Unicode MS'" style:font-charset-complex="x-symbol" style:font-size-complex="11pt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background-color="#c0c0c0" style:font-name-complex="OpenSymbol2" style:font-family-complex="OpenSymbol, 'Arial Unicode MS'" style:font-charset-complex="x-symbol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1pt" fo:background-color="#c0c0c0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1">PL</text:span><text:bookmark-start text:name="__DdeLink__5_4187537288"/><text:span text:style-name="MT3">-00</text:span><text:span text:style-name="MT1">0</text:span><text:span text:style-name="MT3">_</text:span><text:bookmark-end text:name="__DdeLink__5_4187537288"/><text:span text:style-name="MT3">DOC_</text:span><text:span text:style-name="MT1">GENERAL_</text:span><text:span text:style-name="MT4">VERSIONES</text:span><text:span text:style-name="MT3">– <text:s/>Documento </text:span><text:span text:style-name="MT1">de planificación </text:span><text:span text:style-name="MT4">de versiones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4:17:55.823406870</meta:creation-date>
    <dc:date>2025-10-17T21:58:22.717032096</dc:date>
    <meta:print-date>1995-11-21T17:41:00</meta:print-date>
    <meta:editing-cycles>182</meta:editing-cycles>
    <meta:editing-duration>P1DT1H52M35S</meta:editing-duration>
    <meta:generator>LibreOffice/6.4.7.2$Linux_X86_64 LibreOffice_project/40$Build-2</meta:generator>
    <meta:document-statistic meta:table-count="2" meta:image-count="0" meta:object-count="0" meta:page-count="5" meta:paragraph-count="104" meta:word-count="476" meta:character-count="2871" meta:non-whitespace-character-count="2547"/>
  </office:meta>
</office:document-meta>
</file>